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3-03-03T20:48:50.20</dc:date>
    <meta:editing-duration>PT3H26M39S</meta:editing-duration>
    <meta:editing-cycles>170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
Sub ConvertToPDF(cFile)
  

   cURL = ConvertToURL( cFile )
  
   'MsgBox("FILE " &amp; cFile &amp; " URL" &amp; cURL)
     
   On Error goto ErrorHandler

   ' Open the document.
   ' Just blindly assume that the document is of a type that OOo will
   '  correctly recognize and open -- without specifying an import filter.
   oDoc = StarDesktop.loadComponentFromURL( cURL, "_blank", 0, Array(_
            MakePropertyValue( "Hidden", True ),_
            MakePropertyValue( "UpdateDocMode", 1),_
            ) )
            
   'MsgBox("Finished opening file")
            
   'dim document   as object
   'dim dispatcher as object
   'document = oDoc.CurrentController.Frame
   
   'dispatcher = createUnoService("com.sun.star.frame.DispatchHelper")

   UpdateTables = 1
   'MsgBox("Updating Tables")
   
   If UpdateTables = 1 Then   
     otables = oDoc.getTextTables()

     for i = 0 To otables.getCount() - 1
      oTable = oTables.getByIndex(i)
    
      if(Left(oTable.Name, 12) = "shorte_table") Then
    	oDoc.getCurrentController().select(oTable)
    	oTable.LeftMargin = 1200
    	oTable.RightMargin = 1200
    	'oTable.Width = (12000 - 2400)
    	oFrame = oDoc.CurrentController.Frame
    	oDispHelper = createUnoService("com.sun.star.frame.DispatchHelper")
    	oDispHelper.executeDispatch(oFrame, ".uno:SelectTable", "", 0, Array())
      	oDispHelper.executeDispatch(oFrame, ".uno:SetOptimalColumnWidth", "", 0, Array())
      EndIf
     Next
   
   Endif
   
   'MsgBox("Updated all tables")
   
   oDoc.refresh()

   'MsgBox("Updating Indexes")
   
   oIndexes = oDoc.getDocumentIndexes() 

	for i = 0 to oIndexes.getCount() - 1 
       oIndex = oIndexes.getByIndex(i)
       oIndex.update 
       'msgBox ("Index updated: " + oIndexes.getByIndex (i).getServiceName ()) 
    next i 
    
    'MsgBox("Updated indexes")
    
    'MsgBox("Updating TOC")
   
    for i = 0 to 2
    	' Step through all the pages to make sure the TOC
    	' gets updated with the correct page numbers
    	oIndex.update 
    	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	oIndex.update 
	next i
	
	    
    'MsgBox("Stepped through all pages, now generating PDF")
    
   'MsgBox(cFile)    

   cFile = Left( cFile, Len( cFile ) - 4 ) + ".pdf"
   cURL = ConvertToURL( cFile )
   ' MsgBox("Hello" &amp; cURL)
          
   'MsgBox("Storing generated File")
   oDoc.storeToURL( cURL, Array(_
       MakePropertyValue("FilterName", "writer_pdf_Export"),)

   'MsgBox("Finished Outputting PDF")
   goto Finished
   
   ErrorHandler:
       'DEBUG BRAD: Need to update this to write the error to a log file
       'MsgBox("Line: " &amp; Erl &amp; " Error=" &amp; Error$)
       resume Finished
   
   Finished:
       'MsgBox("Closing")
       If oDoc = NULL Then
       Else
           oDoc.close( True )
       EndIf
       
       thisComponent.close(true)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